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1"/>
        <table:table-column table:style-name="co8" table:default-cell-style-name="ce31"/>
        <table:table-column table:style-name="co9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3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3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3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/>
          <table:table-cell table:style-name="ce29" office:value-type="string" calcext:value-type="string">
            <text:p>stop_attack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pu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saf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 table:number-columns-repeated="2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31"/>
        <table:table-column table:style-name="co11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3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3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3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17:27:16.382321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31T17:28:45.049782984</dc:date>
    <meta:editing-duration>P3DT2H57M7S</meta:editing-duration>
    <meta:editing-cycles>2650</meta:editing-cycles>
    <dc:creator>Ilya Shpigor</dc:creator>
    <meta:document-statistic meta:table-count="5" meta:cell-count="353" meta:object-count="0"/>
  </office:meta>
</office:document-meta>
</file>